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Noto" svg:font-family="Noto"/>
    <style:font-face style:name="Noto Mono" svg:font-family="'Noto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ond" svg:font-family="'Noto Sans Cond'" style:font-family-generic="swiss" style:font-pitch="variable"/>
    <style:font-face style:name="Noto Sans Light" svg:font-family="'Noto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rsid="000926d3" officeooo:paragraph-rsid="000926d3"/>
    </style:style>
    <style:style style:name="P3" style:family="paragraph" style:parent-style-name="Text_20_body">
      <style:text-properties officeooo:rsid="00095c8a" officeooo:paragraph-rsid="00095c8a"/>
    </style:style>
    <style:style style:name="P4" style:family="paragraph" style:parent-style-name="Text_20_body">
      <style:text-properties officeooo:rsid="0009bab8" officeooo:paragraph-rsid="0009bab8"/>
    </style:style>
    <style:style style:name="P5" style:family="paragraph" style:parent-style-name="Text_20_body">
      <style:text-properties officeooo:rsid="000a2009" officeooo:paragraph-rsid="000a2009"/>
    </style:style>
    <style:style style:name="P6" style:family="paragraph" style:parent-style-name="Text_20_body">
      <style:text-properties officeooo:rsid="000b2bec" officeooo:paragraph-rsid="000b2bec"/>
    </style:style>
    <style:style style:name="P7" style:family="paragraph" style:parent-style-name="Text_20_body">
      <style:text-properties officeooo:paragraph-rsid="000eee9f"/>
    </style:style>
    <style:style style:name="P8" style:family="paragraph" style:parent-style-name="Text_20_body">
      <style:text-properties officeooo:rsid="000609ef" officeooo:paragraph-rsid="000716d9"/>
    </style:style>
    <style:style style:name="P9" style:family="paragraph" style:parent-style-name="Text_20_body">
      <style:text-properties officeooo:rsid="000899f8" officeooo:paragraph-rsid="000eee9f"/>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5a110"/>
    </style:style>
    <style:style style:name="T2" style:family="text">
      <style:text-properties fo:language="fr" fo:country="FR" officeooo:rsid="000926d3"/>
    </style:style>
    <style:style style:name="T3" style:family="text">
      <style:text-properties officeooo:rsid="000609ef"/>
    </style:style>
    <style:style style:name="T4" style:family="text">
      <style:text-properties officeooo:rsid="000716d9"/>
    </style:style>
    <style:style style:name="T5" style:family="text">
      <style:text-properties officeooo:rsid="000899f8"/>
    </style:style>
    <style:style style:name="T6" style:family="text">
      <style:text-properties officeooo:rsid="000926d3"/>
    </style:style>
    <style:style style:name="T7" style:family="text">
      <style:text-properties officeooo:rsid="00095c8a"/>
    </style:style>
    <style:style style:name="T8" style:family="text">
      <style:text-properties officeooo:rsid="0009bab8"/>
    </style:style>
    <style:style style:name="T9" style:family="text">
      <style:text-properties officeooo:rsid="000b2bec"/>
    </style:style>
    <style:style style:name="T10" style:family="text">
      <style:text-properties officeooo:rsid="000eee9f"/>
    </style:style>
    <style:style style:name="T11" style:family="text">
      <style:text-properties officeooo:rsid="0011b5d1"/>
    </style:style>
    <style:style style:name="T12" style:family="text">
      <style:text-properties style:font-name="Noto Mono"/>
    </style:style>
    <style:style style:name="T13" style:family="text">
      <style:text-properties style:font-name="Noto Serif"/>
    </style:style>
    <style:style style:name="T14" style:family="text">
      <style:text-properties style:font-name="Noto Serif" officeooo:rsid="0011b5d1"/>
    </style:style>
    <style:style style:name="T15" style:family="text">
      <style:text-properties style:font-name="Noto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text:span text:style-name="T1">de tutorat</text:span></text:p>
      <text:p text:style-name="Subtitle"><text:span text:style-name="T15">par HARTMANN Matthias, étudiant en BUT Réseaux et Télécommunications</text:span></text:p>
      <text:h text:style-name="Heading_20_1" text:outline-level="1"><text:bookmark-start text:name="__RefHeading___Toc107_3390323618"/>Partie 1 : Pourquoi avoir choisi le BUT R&amp;T ?<text:bookmark-end text:name="__RefHeading___Toc107_3390323618"/></text:h>
      <text:p text:style-name="Text_20_body">Avant de répondre à la question, j’aimerai vous donner des détails sur ma vie d’avant le BUT. <text:span text:style-name="T3">Cela vous permettra de mieux comprendre la logique derrière les choix qui m’ont amené à poursuivre mes études en BUT R&amp;T et n’ont dans d’autres filières. </text:span></text:p>
      <text:p text:style-name="P8">Je suis né à Brest et j’ai vécu ma vie, jusqu’à cette année, dans une ville voisine (Saint-Renan). Mon père est professeur de technologie dans le secondaire et ma mère est garde d’enfants à domicile. </text:p>
      <text:p text:style-name="P7"><text:span text:style-name="T7">Durant ma scolarité, </text:span><text:span text:style-name="T4">j’avais un profil scientifique. </text:span><text:span text:style-name="T7">L</text:span><text:span text:style-name="T4">es maths et la physique m’intéressait mais ce qui me passionnait le plus c’était la technologie. </text:span><text:span text:style-name="T5">En sixième j’ai commencé à lire les livres d’informatiques que mon père stockait dans une étagère. </text:span></text:p>
      <text:p text:style-name="P9">Durant les années suivantes j’ai développé mes connaissances sur le sujet en apprenant de nouveaux langages de programmations, de nouveaux outils etc. Arrivé en fin de troisième, j’ai choisi d’aller dans un lycée offrant des filières scientifiques telles que les Sciences de l’Ingénieur ou les Sciences Informatiques et Numériques. </text:p>
      <text:p text:style-name="P7"><text:span text:style-name="T5">L’année qui m’a vraiment fait décider de ce que je voulais faire dans le futur était la Première. D’une part, la réforme du baccalauréat m’a poussé à choisir 3 spécialités . J’ai donc choisit les spécialités liées à l’informatique et à la technologie. ( Numérique et Sciences Informatiques, Sciences de l’Ingénieur et Mathématiques). D’autre part cette année 2020 comme vous le savez a été victime de la pandémie de Covid 19. Comme les autres lycées de France, nous avons du subir plusieurs confinements. Cependant, bien que cela ait été un calvaire pour la plupart de mes connaissances, j’ai étonnamment <text:s/></text:span><text:span text:style-name="T6">bien aimé le confinement. Cela m’a permis de d’avoir du temps à consacrer à la découverte de nouveaux langages de programmation et ainsi j’ai su que </text:span><text:span text:style-name="T2">l’informatique était</text:span><text:span text:style-name="T6"> ce que je voulais faire par dessus tout. </text:span></text:p>
      <text:p text:style-name="P7"><text:span text:style-name="T6">Puis vint l’année de Terminale, </text:span><text:span text:style-name="T10">d</text:span><text:span text:style-name="T6">urant cette année, j’ai fait énormément de recherches sur les cursus d’informatiques. Les BUT, les BTS, les CPGE (classes préparatoires aux grandes écoles), etc. <text:s/>Bien que j’étais bon élève, je ne me voyais pas aller en CPGE, j’ai donc décider de porter </text:span><text:span text:style-name="T2">mes vœux</text:span><text:span text:style-name="T6"> sur les BUT et les BTS.</text:span></text:p>
      <text:p text:style-name="P2"><text:soft-page-break/>J’ai donc demandé des BUT Informatiques à Vannes, Lannion et dans d’autres villes, mais j’ai aussi demandé le BUT R&amp;T de Lannion et de Saint-Malo ainsi que le BUT GEII (Génie Électrique et Informatique industriel) de Brest. Lorsque fût arrivé le moment de choisir parmi les établissement j’avais en tête de choisir le BUT Informatique de Vannes. Mais après avoir regardé plus en détails leur programme, j’ai remarqué que j’allais devoir prendre la première année à revoir des connaissances que j’avais déjà. <text:span text:style-name="T7">J’ai donc retirer les BUT informatiques de ma liste et je me suis concentré sur les BUT R&amp;T. J’avais le choix entre Lannion et Saint-Malo. Les deux établissements m’attirait mais il fallait faire un choix. N’ayant pas eu une bonne expérience durant la visite de l’IUT de Saint-Malo j’ai décidé de prendre le BUT R&amp;T de Lannion.</text:span></text:p>
      <text:h text:style-name="Heading_20_1" text:outline-level="1"><text:bookmark-start text:name="__RefHeading___Toc115_3390323618"/>Partie 2 : Comment s’est déroulé le premier semestre ? Correspond-il à vos attentes ?<text:bookmark-end text:name="__RefHeading___Toc115_3390323618"/></text:h>
      <text:p text:style-name="P3">Le premier semestre s’est extrêmement bien passé pour moi par rapport à mes attentes. J’avais peur d’être à la traîne n’ayant pas un bagage de physique comme la plupart ni de bonnes bases en mathématiques malgré <text:span text:style-name="T8">le fait que j’ai fait spécialité maths en terminale.</text:span></text:p>
      <text:p text:style-name="P4">Concernant le travail et les notes, je trouve que mes efforts payent. J’organise la charge de travail imposée par les différentes matières et trouve du temps à accorder à mes projets personnels et au sport ce qui me permet à la fois de rester en bonne santé et d’avoir une moyenne au dessus de 15 dans chacune des UE. </text:p>
      <text:p text:style-name="P4">Le niveau des cours me force à ne pas me reposer sur mes lauriers tout en étant pas trop complexe pour ceux qui découvrent le monde des Réseaux et des Télécoms. </text:p>
      <text:h text:style-name="Heading_20_1" text:outline-level="1"><text:bookmark-start text:name="__RefHeading___Toc117_3390323618"/>Partie 3 : Quels sont vos projets à moyen et long termes ?<text:bookmark-end text:name="__RefHeading___Toc117_3390323618"/></text:h>
      <text:p text:style-name="P5">Je souhaite poursuivre ma formation en deuxième année en choisissant le parcours Cyber Sécurité. Cet aspect de l’informatique m’a toujours intrigué et je souhaite approfondir mes connaissances dans ce sujet que je ne connais pas encore assez bien.</text:p>
      <text:p text:style-name="P5">Concernant l’alternance, je ne souhaite pas en faire durant mes années de BUT, en revanche j’aimerai<text:span text:style-name="T9">s</text:span> partir à l’étranger durant ma deuxième et ma troisième année. <text:span text:style-name="T9">Que ce soit sous la forme d’un stage ou d’un semestre complet. Mon but est de développer mon anglais mais aussi d’obtenir des expériences professionnels à l’international. </text:span></text:p>
      <text:p text:style-name="P6">Après l’obtention de mon BUT, je compte poursuivre mon cursus soit en Master Informatique soit en école d’ingénieur dans le domaine de l’informatique et de la programmation. Je ne souhaite pas me fermer des portes, c’est pourquoi je n’ai pas de cursus précis en tête, je reste ouvert aux opportunités qui pourraient arriver entre cette année et la fin du BU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Noto" svg:font-family="Noto"/>
    <style:font-face style:name="Noto Mono" svg:font-family="'Noto Mono'" style:font-family-generic="modern" style:font-pitch="fixed"/>
    <style:font-face style:name="Liberation Serif" svg:font-family="'Liberation Serif'" style:font-family-generic="roman" style:font-pitch="variable"/>
    <style:font-face style:name="Noto Serif" svg:font-family="'Noto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Cond" svg:font-family="'Noto Sans Cond'" style:font-family-generic="swiss" style:font-pitch="variable"/>
    <style:font-face style:name="Noto Sans Light" svg:font-family="'Noto Sans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Noto Serif" fo:font-family="'Noto Serif'" style:font-family-generic="roman" style:font-pitch="variable" fo:font-size="11pt" fo:language="fr" fo:country="FR" officeooo:rsid="0005a110"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Noto Serif" fo:font-family="'Noto Serif'"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 Light" fo:font-family="'Noto Sans Light'" style:font-family-generic="swiss" style:font-pitch="variable" fo:font-size="130%" fo:font-style="normal" style:text-underline-style="solid" style:text-underline-width="auto" style:text-underline-color="font-color" fo:font-weight="bold" style:font-size-asian="130%" style:font-style-asian="normal" style:font-weight-asian="bold" style:font-size-complex="130%"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erif" officeooo:rsid="0011b5d1"/>
    </style:style>
    <style:style style:name="MT2" style:family="text">
      <style:text-properties officeooo:rsid="0011b5d1"/>
    </style:style>
    <style:style style:name="MT3" style:family="text">
      <style:text-properties style:font-name="Noto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style:footer-style>
    </style:page-layout>
  </office:automatic-styles>
  <office:master-styles>
    <style:master-page style:name="Standard" style:page-layout-name="Mpm1">
      <style:footer>
        <text:p text:style-name="Footer"><text:span text:style-name="MT1">Hartmann Matthias</text:span><text:span text:style-name="MT2"><text:tab/><text:tab/></text:span><text:span text:style-name="MT3"><text:page-number text:select-page="current">2</text:page-number></text:span><text:span text:style-name="MT3">/</text:span><text:span text:style-name="MT3"><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2-01-06T20:39:37.676000000</dc:date>
    <meta:editing-duration>PT9M38S</meta:editing-duration>
    <meta:editing-cycles>7</meta:editing-cycles>
    <meta:document-statistic meta:table-count="0" meta:image-count="0" meta:object-count="0" meta:page-count="2" meta:paragraph-count="19" meta:word-count="836" meta:character-count="4988" meta:non-whitespace-character-count="4159"/>
  </office:meta>
</office:document-meta>
</file>